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value-type" style:repeat-content="false"/>
      <style:paragraph-properties fo:margin-left="0mm"/>
    </style:style>
    <style:style style:name="T1" style:family="text">
      <style:text-properties fo:color="#a9b7c6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6897bb"/>
    </style:style>
    <style:style style:name="T3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ce1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015" table:default-cell-style-name="ce1"/>
        <table:table-row table:style-name="ro1">
          <table:table-cell table:style-name="ce2" office:value-type="string" calcext:value-type="string">
            <text:p>genetyczny</text:p>
          </table:table-cell>
          <table:table-cell table:style-name="ce2" office:value-type="string" calcext:value-type="string">
            <text:p>zwykły</text:p>
          </table:table-cell>
          <table:table-cell table:style-name="ce2" office:value-type="string" calcext:value-type="string">
            <text:p>Zwykly-v1</text:p>
          </table:table-cell>
          <table:table-cell table:style-name="ce10" office:value-type="string" calcext:value-type="string">
            <text:p>v1/zwykly</text:p>
          </table:table-cell>
          <table:table-cell table:style-name="ce2"/>
          <table:table-cell table:style-name="ce2" office:value-type="string" calcext:value-type="string">
            <text:p>genetyczny</text:p>
          </table:table-cell>
          <table:table-cell table:style-name="ce10" office:value-type="string" calcext:value-type="string">
            <text:p>v2/v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table:number-columns-repeated="2"/>
          <table:table-cell table:style-name="ce10"/>
          <table:table-cell table:style-name="ce2"/>
          <table:table-cell table:style-name="ce2" office:value-type="string" calcext:value-type="string">
            <text:p>v2</text:p>
          </table:table-cell>
          <table:table-cell table:style-name="ce10"/>
          <table:table-cell table:number-columns-repeated="1015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268" calcext:value-type="float">
            <text:p>2268</text:p>
          </table:table-cell>
          <table:table-cell table:formula="of:=[.B3]-[.A3]" office:value-type="float" office:value="301" calcext:value-type="float">
            <text:p>301</text:p>
          </table:table-cell>
          <table:table-cell table:formula="of:=[.A3]/[.B3]" office:value-type="percentage" office:value="0.867283950617284" calcext:value-type="percentage">
            <text:p>86,73%</text:p>
          </table:table-cell>
          <table:table-cell/>
          <table:table-cell office:value-type="float" office:value="1943" calcext:value-type="float">
            <text:p>1943</text:p>
          </table:table-cell>
          <table:table-cell table:formula="of:=[.F3]/[.$A3]" office:value-type="percentage" office:value="0.987798678190137" calcext:value-type="percentage">
            <text:p>98,78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50" calcext:value-type="float">
            <text:p>1450</text:p>
          </table:table-cell>
          <table:table-cell table:formula="of:=[.B4]-[.A4]" office:value-type="float" office:value="385" calcext:value-type="float">
            <text:p>385</text:p>
          </table:table-cell>
          <table:table-cell table:formula="of:=[.A4]/[.B4]" office:value-type="percentage" office:value="0.73448275862069" calcext:value-type="percentage">
            <text:p>73,45%</text:p>
          </table:table-cell>
          <table:table-cell/>
          <table:table-cell office:value-type="float" office:value="1119" calcext:value-type="float">
            <text:p>1119</text:p>
          </table:table-cell>
          <table:table-cell table:formula="of:=[.F4]/[.A4]" office:value-type="percentage" office:value="1.05070422535211" calcext:value-type="percentage">
            <text:p>105,0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168" calcext:value-type="float">
            <text:p>2168</text:p>
          </table:table-cell>
          <table:table-cell table:formula="of:=[.B5]-[.A5]" office:value-type="float" office:value="582" calcext:value-type="float">
            <text:p>582</text:p>
          </table:table-cell>
          <table:table-cell table:formula="of:=[.A5]/[.B5]" office:value-type="percentage" office:value="0.731549815498155" calcext:value-type="percentage">
            <text:p>73,15%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[.F5]/[.A5]" office:value-type="percentage" office:value="1.0718789407314" calcext:value-type="percentage">
            <text:p>107,1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447" calcext:value-type="float">
            <text:p>2447</text:p>
          </table:table-cell>
          <table:table-cell table:formula="of:=[.B6]-[.A6]" office:value-type="float" office:value="266" calcext:value-type="float">
            <text:p>266</text:p>
          </table:table-cell>
          <table:table-cell table:formula="of:=[.A6]/[.B6]" office:value-type="percentage" office:value="0.891295463833265" calcext:value-type="percentage">
            <text:p>89,13%</text:p>
          </table:table-cell>
          <table:table-cell/>
          <table:table-cell office:value-type="float" office:value="2173" calcext:value-type="float">
            <text:p>2173</text:p>
          </table:table-cell>
          <table:table-cell table:formula="of:=[.F6]/[.A6]" office:value-type="percentage" office:value="0.996331957817515" calcext:value-type="percentage">
            <text:p>99,6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96" calcext:value-type="float">
            <text:p>1496</text:p>
          </table:table-cell>
          <table:table-cell table:formula="of:=[.B7]-[.A7]" office:value-type="float" office:value="183" calcext:value-type="float">
            <text:p>183</text:p>
          </table:table-cell>
          <table:table-cell table:formula="of:=[.A7]/[.B7]" office:value-type="percentage" office:value="0.877673796791444" calcext:value-type="percentage">
            <text:p>87,77%</text:p>
          </table:table-cell>
          <table:table-cell/>
          <table:table-cell office:value-type="float" office:value="1214" calcext:value-type="float">
            <text:p>1214</text:p>
          </table:table-cell>
          <table:table-cell table:formula="of:=[.F7]/[.A7]" office:value-type="percentage" office:value="0.924600152322924" calcext:value-type="percentage">
            <text:p>92,46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94" calcext:value-type="float">
            <text:p>1594</text:p>
          </table:table-cell>
          <table:table-cell table:formula="of:=[.B8]-[.A8]" office:value-type="float" office:value="53" calcext:value-type="float">
            <text:p>53</text:p>
          </table:table-cell>
          <table:table-cell table:formula="of:=[.A8]/[.B8]" office:value-type="percentage" office:value="0.966750313676286" calcext:value-type="percentage">
            <text:p>96,68%</text:p>
          </table:table-cell>
          <table:table-cell/>
          <table:table-cell office:value-type="float" office:value="1545" calcext:value-type="float">
            <text:p>1545</text:p>
          </table:table-cell>
          <table:table-cell table:formula="of:=[.F8]/[.A8]" office:value-type="percentage" office:value="1.00259571706684" calcext:value-type="percentage">
            <text:p>100,26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3774" calcext:value-type="float">
            <text:p>3774</text:p>
          </table:table-cell>
          <table:table-cell table:formula="of:=[.B9]-[.A9]" office:value-type="float" office:value="1103" calcext:value-type="float">
            <text:p>1103</text:p>
          </table:table-cell>
          <table:table-cell table:formula="of:=[.A9]/[.B9]" office:value-type="percentage" office:value="0.70773714891362" calcext:value-type="percentage">
            <text:p>70,77%</text:p>
          </table:table-cell>
          <table:table-cell/>
          <table:table-cell office:value-type="float" office:value="2412" calcext:value-type="float">
            <text:p>2412</text:p>
          </table:table-cell>
          <table:table-cell table:formula="of:=[.F9]/[.A9]" office:value-type="percentage" office:value="0.903032572070386" calcext:value-type="percentage">
            <text:p>90,30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162" calcext:value-type="float">
            <text:p>3162</text:p>
          </table:table-cell>
          <table:table-cell table:formula="of:=[.B10]-[.A10]" office:value-type="float" office:value="999" calcext:value-type="float">
            <text:p>999</text:p>
          </table:table-cell>
          <table:table-cell table:formula="of:=[.A10]/[.B10]" office:value-type="percentage" office:value="0.684060721062619" calcext:value-type="percentage">
            <text:p>68,41%</text:p>
          </table:table-cell>
          <table:table-cell/>
          <table:table-cell office:value-type="float" office:value="1741" calcext:value-type="float">
            <text:p>1741</text:p>
          </table:table-cell>
          <table:table-cell table:formula="of:=[.F10]/[.A10]" office:value-type="percentage" office:value="0.804900601017106" calcext:value-type="percentage">
            <text:p>80,4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282" calcext:value-type="float">
            <text:p>3282</text:p>
          </table:table-cell>
          <table:table-cell table:formula="of:=[.B11]-[.A11]" office:value-type="float" office:value="790" calcext:value-type="float">
            <text:p>790</text:p>
          </table:table-cell>
          <table:table-cell table:formula="of:=[.A11]/[.B11]" office:value-type="percentage" office:value="0.759293113954906" calcext:value-type="percentage">
            <text:p>75,93%</text:p>
          </table:table-cell>
          <table:table-cell/>
          <table:table-cell office:value-type="float" office:value="1730" calcext:value-type="float">
            <text:p>1730</text:p>
          </table:table-cell>
          <table:table-cell table:formula="of:=[.F11]/[.A11]" office:value-type="percentage" office:value="0.69422150882825" calcext:value-type="percentage">
            <text:p>69,4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74" calcext:value-type="float">
            <text:p>2774</text:p>
          </table:table-cell>
          <table:table-cell table:formula="of:=[.B12]-[.A12]" office:value-type="float" office:value="770" calcext:value-type="float">
            <text:p>770</text:p>
          </table:table-cell>
          <table:table-cell table:formula="of:=[.A12]/[.B12]" office:value-type="percentage" office:value="0.722422494592646" calcext:value-type="percentage">
            <text:p>72,24%</text:p>
          </table:table-cell>
          <table:table-cell/>
          <table:table-cell office:value-type="float" office:value="1960" calcext:value-type="float">
            <text:p>1960</text:p>
          </table:table-cell>
          <table:table-cell table:formula="of:=[.F12]/[.A12]" office:value-type="percentage" office:value="0.978043912175649" calcext:value-type="percentage">
            <text:p>97,80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=20</text:p>
          </table:table-cell>
          <table:table-cell table:number-columns-repeated="7"/>
          <table:table-cell table:style-name="ce4"/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 table:number-columns-repeated="101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3736" calcext:value-type="float">
            <text:p>3736</text:p>
          </table:table-cell>
          <table:table-cell table:formula="of:=[.B15]-[.A15]" office:value-type="float" office:value="304" calcext:value-type="float">
            <text:p>304</text:p>
          </table:table-cell>
          <table:table-cell table:formula="of:=[.A15]/[.B15]" office:value-type="percentage" office:value="0.918629550321199" calcext:value-type="percentage">
            <text:p>91,86%</text:p>
          </table:table-cell>
          <table:table-cell/>
          <table:table-cell office:value-type="float" office:value="3492" calcext:value-type="float">
            <text:p>3492</text:p>
          </table:table-cell>
          <table:table-cell table:formula="of:=[.F15]/[.A15]" office:value-type="percentage" office:value="1.01748251748252" calcext:value-type="percentage">
            <text:p>101,7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8366" calcext:value-type="float">
            <text:p>8366</text:p>
          </table:table-cell>
          <table:table-cell table:formula="of:=[.B16]-[.A16]" office:value-type="float" office:value="1083" calcext:value-type="float">
            <text:p>1083</text:p>
          </table:table-cell>
          <table:table-cell table:formula="of:=[.A16]/[.B16]" office:value-type="percentage" office:value="0.870547453980397" calcext:value-type="percentage">
            <text:p>87,05%</text:p>
          </table:table-cell>
          <table:table-cell/>
          <table:table-cell office:value-type="float" office:value="6027" calcext:value-type="float">
            <text:p>6027</text:p>
          </table:table-cell>
          <table:table-cell table:formula="of:=[.F16]/[.A16]" office:value-type="percentage" office:value="0.827543594672525" calcext:value-type="percentage">
            <text:p>82,7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4661" calcext:value-type="float">
            <text:p>4661</text:p>
          </table:table-cell>
          <table:table-cell table:formula="of:=[.B17]-[.A17]" office:value-type="float" office:value="493" calcext:value-type="float">
            <text:p>493</text:p>
          </table:table-cell>
          <table:table-cell table:formula="of:=[.A17]/[.B17]" office:value-type="percentage" office:value="0.894228706286205" calcext:value-type="percentage">
            <text:p>89,42%</text:p>
          </table:table-cell>
          <table:table-cell/>
          <table:table-cell office:value-type="float" office:value="4583" calcext:value-type="float">
            <text:p>4583</text:p>
          </table:table-cell>
          <table:table-cell table:formula="of:=[.F17]/[.A17]" office:value-type="percentage" office:value="1.09956813819578" calcext:value-type="percentage">
            <text:p>109,96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8453" calcext:value-type="float">
            <text:p>8453</text:p>
          </table:table-cell>
          <table:table-cell table:formula="of:=[.B18]-[.A18]" office:value-type="float" office:value="873" calcext:value-type="float">
            <text:p>873</text:p>
          </table:table-cell>
          <table:table-cell table:formula="of:=[.A18]/[.B18]" office:value-type="percentage" office:value="0.896723056902875" calcext:value-type="percentage">
            <text:p>89,67%</text:p>
          </table:table-cell>
          <table:table-cell/>
          <table:table-cell office:value-type="float" office:value="6607" calcext:value-type="float">
            <text:p>6607</text:p>
          </table:table-cell>
          <table:table-cell table:formula="of:=[.F18]/[.A18]" office:value-type="percentage" office:value="0.871635883905013" calcext:value-type="percentage">
            <text:p>87,16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3555" calcext:value-type="float">
            <text:p>3555</text:p>
          </table:table-cell>
          <table:table-cell table:formula="of:=[.B19]-[.A19]" office:value-type="float" office:value="309" calcext:value-type="float">
            <text:p>309</text:p>
          </table:table-cell>
          <table:table-cell table:formula="of:=[.A19]/[.B19]" office:value-type="percentage" office:value="0.913080168776371" calcext:value-type="percentage">
            <text:p>91,31%</text:p>
          </table:table-cell>
          <table:table-cell/>
          <table:table-cell office:value-type="float" office:value="3026" calcext:value-type="float">
            <text:p>3026</text:p>
          </table:table-cell>
          <table:table-cell table:formula="of:=[.F19]/[.A19]" office:value-type="percentage" office:value="0.932224276032039" calcext:value-type="percentage">
            <text:p>93,2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5826" calcext:value-type="float">
            <text:p>5826</text:p>
          </table:table-cell>
          <table:table-cell table:formula="of:=[.B20]-[.A20]" office:value-type="float" office:value="760" calcext:value-type="float">
            <text:p>760</text:p>
          </table:table-cell>
          <table:table-cell table:formula="of:=[.A20]/[.B20]" office:value-type="percentage" office:value="0.8695502917954" calcext:value-type="percentage">
            <text:p>86,96%</text:p>
          </table:table-cell>
          <table:table-cell/>
          <table:table-cell office:value-type="float" office:value="4492" calcext:value-type="float">
            <text:p>4492</text:p>
          </table:table-cell>
          <table:table-cell table:formula="of:=[.F20]/[.A20]" office:value-type="percentage" office:value="0.886695617844453" calcext:value-type="percentage">
            <text:p>88,6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8643" calcext:value-type="float">
            <text:p>8643</text:p>
          </table:table-cell>
          <table:table-cell table:formula="of:=[.B21]-[.A21]" office:value-type="float" office:value="667" calcext:value-type="float">
            <text:p>667</text:p>
          </table:table-cell>
          <table:table-cell table:formula="of:=[.A21]/[.B21]" office:value-type="percentage" office:value="0.922827721855837" calcext:value-type="percentage">
            <text:p>92,28%</text:p>
          </table:table-cell>
          <table:table-cell/>
          <table:table-cell office:value-type="float" office:value="7137" calcext:value-type="float">
            <text:p>7137</text:p>
          </table:table-cell>
          <table:table-cell table:formula="of:=[.F21]/[.A21]" office:value-type="percentage" office:value="0.894809428284855" calcext:value-type="percentage">
            <text:p>89,48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465" calcext:value-type="float">
            <text:p>3465</text:p>
          </table:table-cell>
          <table:table-cell table:formula="of:=[.B22]-[.A22]" office:value-type="float" office:value="529" calcext:value-type="float">
            <text:p>529</text:p>
          </table:table-cell>
          <table:table-cell table:formula="of:=[.A22]/[.B22]" office:value-type="percentage" office:value="0.847330447330447" calcext:value-type="percentage">
            <text:p>84,73%</text:p>
          </table:table-cell>
          <table:table-cell/>
          <table:table-cell office:value-type="float" office:value="2614" calcext:value-type="float">
            <text:p>2614</text:p>
          </table:table-cell>
          <table:table-cell table:formula="of:=[.F22]/[.A22]" office:value-type="percentage" office:value="0.890326975476839" calcext:value-type="percentage">
            <text:p>89,0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381" calcext:value-type="float">
            <text:p>2381</text:p>
          </table:table-cell>
          <table:table-cell table:formula="of:=[.B23]-[.A23]" office:value-type="float" office:value="169" calcext:value-type="float">
            <text:p>169</text:p>
          </table:table-cell>
          <table:table-cell table:formula="of:=[.A23]/[.B23]" office:value-type="percentage" office:value="0.929021419571609" calcext:value-type="percentage">
            <text:p>92,90%</text:p>
          </table:table-cell>
          <table:table-cell/>
          <table:table-cell office:value-type="float" office:value="2277" calcext:value-type="float">
            <text:p>2277</text:p>
          </table:table-cell>
          <table:table-cell table:formula="of:=[.F23]/[.A23]" office:value-type="percentage" office:value="1.02938517179024" calcext:value-type="percentage">
            <text:p>102,94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6893" calcext:value-type="float">
            <text:p>6893</text:p>
          </table:table-cell>
          <table:table-cell table:formula="of:=[.B24]-[.A24]" office:value-type="float" office:value="1635" calcext:value-type="float">
            <text:p>1635</text:p>
          </table:table-cell>
          <table:table-cell table:formula="of:=[.A24]/[.B24]" office:value-type="percentage" office:value="0.762802843464384" calcext:value-type="percentage">
            <text:p>76,28%</text:p>
          </table:table-cell>
          <table:table-cell/>
          <table:table-cell office:value-type="float" office:value="3959" calcext:value-type="float">
            <text:p>3959</text:p>
          </table:table-cell>
          <table:table-cell table:formula="of:=[.F24]/[.A24]" office:value-type="percentage" office:value="0.752947888931153" calcext:value-type="percentage">
            <text:p>75,2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=50</text:p>
          </table:table-cell>
          <table:table-cell table:number-columns-repeated="7"/>
          <table:table-cell table:style-name="ce4"/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 table:number-columns-repeated="1012"/>
        </table:table-row>
        <table:table-row table:style-name="ro1">
          <table:table-cell office:value-type="float" office:value="27051" calcext:value-type="float">
            <text:p>27051</text:p>
          </table:table-cell>
          <table:table-cell office:value-type="float" office:value="44037" calcext:value-type="float">
            <text:p>44037</text:p>
          </table:table-cell>
          <table:table-cell table:formula="of:=[.B27]-[.A27]" office:value-type="float" office:value="16986" calcext:value-type="float">
            <text:p>16986</text:p>
          </table:table-cell>
          <table:table-cell table:formula="of:=[.A27]/[.B27]" office:value-type="percentage" office:value="0.61427890183255" calcext:value-type="percentage">
            <text:p>61,43%</text:p>
          </table:table-cell>
          <table:table-cell/>
          <table:table-cell office:value-type="float" office:value="24906" calcext:value-type="float">
            <text:p>24906</text:p>
          </table:table-cell>
          <table:table-cell table:formula="of:=[.F27]/[.A27]" office:value-type="percentage" office:value="0.920705334368415" calcext:value-type="percentage">
            <text:p>92,0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0454" calcext:value-type="float">
            <text:p>20454</text:p>
          </table:table-cell>
          <table:table-cell office:value-type="float" office:value="31919" calcext:value-type="float">
            <text:p>31919</text:p>
          </table:table-cell>
          <table:table-cell table:formula="of:=[.B28]-[.A28]" office:value-type="float" office:value="11465" calcext:value-type="float">
            <text:p>11465</text:p>
          </table:table-cell>
          <table:table-cell table:formula="of:=[.A28]/[.B28]" office:value-type="percentage" office:value="0.64080954917134" calcext:value-type="percentage">
            <text:p>64,08%</text:p>
          </table:table-cell>
          <table:table-cell/>
          <table:table-cell office:value-type="float" office:value="18846" calcext:value-type="float">
            <text:p>18846</text:p>
          </table:table-cell>
          <table:table-cell table:formula="of:=[.F28]/[.A28]" office:value-type="percentage" office:value="0.921384570255207" calcext:value-type="percentage">
            <text:p>92,14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2417" calcext:value-type="float">
            <text:p>22417</text:p>
          </table:table-cell>
          <table:table-cell office:value-type="float" office:value="30377" calcext:value-type="float">
            <text:p>30377</text:p>
          </table:table-cell>
          <table:table-cell table:formula="of:=[.B29]-[.A29]" office:value-type="float" office:value="7960" calcext:value-type="float">
            <text:p>7960</text:p>
          </table:table-cell>
          <table:table-cell table:formula="of:=[.A29]/[.B29]" office:value-type="percentage" office:value="0.737959640517497" calcext:value-type="percentage">
            <text:p>73,80%</text:p>
          </table:table-cell>
          <table:table-cell/>
          <table:table-cell office:value-type="float" office:value="19968" calcext:value-type="float">
            <text:p>19968</text:p>
          </table:table-cell>
          <table:table-cell table:formula="of:=[.F29]/[.A29]" office:value-type="percentage" office:value="0.89075255386537" calcext:value-type="percentage">
            <text:p>89,08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2941" calcext:value-type="float">
            <text:p>22941</text:p>
          </table:table-cell>
          <table:table-cell office:value-type="float" office:value="24145" calcext:value-type="float">
            <text:p>24145</text:p>
          </table:table-cell>
          <table:table-cell table:formula="of:=[.B30]-[.A30]" office:value-type="float" office:value="1204" calcext:value-type="float">
            <text:p>1204</text:p>
          </table:table-cell>
          <table:table-cell table:formula="of:=[.A30]/[.B30]" office:value-type="percentage" office:value="0.950134603437565" calcext:value-type="percentage">
            <text:p>95,01%</text:p>
          </table:table-cell>
          <table:table-cell/>
          <table:table-cell office:value-type="float" office:value="18701" calcext:value-type="float">
            <text:p>18701</text:p>
          </table:table-cell>
          <table:table-cell table:formula="of:=[.F30]/[.A30]" office:value-type="percentage" office:value="0.815178065472299" calcext:value-type="percentage">
            <text:p>81,5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1458" calcext:value-type="float">
            <text:p>21458</text:p>
          </table:table-cell>
          <table:table-cell office:value-type="float" office:value="26305" calcext:value-type="float">
            <text:p>26305</text:p>
          </table:table-cell>
          <table:table-cell table:formula="of:=[.B31]-[.A31]" office:value-type="float" office:value="4847" calcext:value-type="float">
            <text:p>4847</text:p>
          </table:table-cell>
          <table:table-cell table:formula="of:=[.A31]/[.B31]" office:value-type="percentage" office:value="0.815738452765634" calcext:value-type="percentage">
            <text:p>81,57%</text:p>
          </table:table-cell>
          <table:table-cell/>
          <table:table-cell office:value-type="float" office:value="17621" calcext:value-type="float">
            <text:p>17621</text:p>
          </table:table-cell>
          <table:table-cell table:formula="of:=[.F31]/[.A31]" office:value-type="percentage" office:value="0.821185571814708" calcext:value-type="percentage">
            <text:p>82,1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float" office:value="38117" calcext:value-type="float">
            <text:p>38117</text:p>
          </table:table-cell>
          <table:table-cell table:formula="of:=[.B32]-[.A32]" office:value-type="float" office:value="17870" calcext:value-type="float">
            <text:p>17870</text:p>
          </table:table-cell>
          <table:table-cell table:formula="of:=[.A32]/[.B32]" office:value-type="percentage" office:value="0.531180313246058" calcext:value-type="percentage">
            <text:p>53,12%</text:p>
          </table:table-cell>
          <table:table-cell/>
          <table:table-cell office:value-type="float" office:value="20407" calcext:value-type="float">
            <text:p>20407</text:p>
          </table:table-cell>
          <table:table-cell table:formula="of:=[.F32]/[.A32]" office:value-type="percentage" office:value="1.00790240529461" calcext:value-type="percentage">
            <text:p>100,7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1451" calcext:value-type="float">
            <text:p>31451</text:p>
          </table:table-cell>
          <table:table-cell office:value-type="float" office:value="32490" calcext:value-type="float">
            <text:p>32490</text:p>
          </table:table-cell>
          <table:table-cell table:formula="of:=[.B33]-[.A33]" office:value-type="float" office:value="1039" calcext:value-type="float">
            <text:p>1039</text:p>
          </table:table-cell>
          <table:table-cell table:formula="of:=[.A33]/[.B33]" office:value-type="percentage" office:value="0.968020929516774" calcext:value-type="percentage">
            <text:p>96,80%</text:p>
          </table:table-cell>
          <table:table-cell/>
          <table:table-cell office:value-type="float" office:value="21762" calcext:value-type="float">
            <text:p>21762</text:p>
          </table:table-cell>
          <table:table-cell table:formula="of:=[.F33]/[.A33]" office:value-type="percentage" office:value="0.691933483831993" calcext:value-type="percentage">
            <text:p>69,1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35789" calcext:value-type="float">
            <text:p>35789</text:p>
          </table:table-cell>
          <table:table-cell table:formula="of:=[.B34]-[.A34]" office:value-type="float" office:value="7989" calcext:value-type="float">
            <text:p>7989</text:p>
          </table:table-cell>
          <table:table-cell table:formula="of:=[.A34]/[.B34]" office:value-type="percentage" office:value="0.776774986727765" calcext:value-type="percentage">
            <text:p>77,68%</text:p>
          </table:table-cell>
          <table:table-cell/>
          <table:table-cell office:value-type="float" office:value="26302" calcext:value-type="float">
            <text:p>26302</text:p>
          </table:table-cell>
          <table:table-cell table:formula="of:=[.F34]/[.A34]" office:value-type="percentage" office:value="0.946115107913669" calcext:value-type="percentage">
            <text:p>94,61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float" office:value="40086" calcext:value-type="float">
            <text:p>40086</text:p>
          </table:table-cell>
          <table:table-cell table:formula="of:=[.B35]-[.A35]" office:value-type="float" office:value="2006" calcext:value-type="float">
            <text:p>2006</text:p>
          </table:table-cell>
          <table:table-cell table:formula="of:=[.A35]/[.B35]" office:value-type="percentage" office:value="0.949957591178965" calcext:value-type="percentage">
            <text:p>95,00%</text:p>
          </table:table-cell>
          <table:table-cell/>
          <table:table-cell office:value-type="float" office:value="19427" calcext:value-type="float">
            <text:p>19427</text:p>
          </table:table-cell>
          <table:table-cell table:formula="of:=[.F35]/[.A35]" office:value-type="percentage" office:value="0.51016281512605" calcext:value-type="percentage">
            <text:p>51,0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0636" calcext:value-type="float">
            <text:p>20636</text:p>
          </table:table-cell>
          <table:table-cell office:value-type="float" office:value="33890" calcext:value-type="float">
            <text:p>33890</text:p>
          </table:table-cell>
          <table:table-cell table:formula="of:=[.B36]-[.A36]" office:value-type="float" office:value="13254" calcext:value-type="float">
            <text:p>13254</text:p>
          </table:table-cell>
          <table:table-cell table:formula="of:=[.A36]/[.B36]" office:value-type="percentage" office:value="0.608911183239894" calcext:value-type="percentage">
            <text:p>60,89%</text:p>
          </table:table-cell>
          <table:table-cell/>
          <table:table-cell office:value-type="float" office:value="20151" calcext:value-type="float">
            <text:p>20151</text:p>
          </table:table-cell>
          <table:table-cell table:formula="of:=[.F36]/[.A36]" office:value-type="percentage" office:value="0.976497383213801" calcext:value-type="percentage">
            <text:p>97,6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=100</text:p>
          </table:table-cell>
          <table:table-cell table:number-columns-repeated="7"/>
          <table:table-cell table:style-name="ce4"/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 table:number-columns-repeated="1012"/>
        </table:table-row>
        <table:table-row table:style-name="ro1">
          <table:table-cell office:value-type="float" office:value="103584" calcext:value-type="float">
            <text:p>103584</text:p>
          </table:table-cell>
          <table:table-cell office:value-type="float" office:value="128068" calcext:value-type="float">
            <text:p>128068</text:p>
          </table:table-cell>
          <table:table-cell table:formula="of:=[.B39]-[.A39]" office:value-type="float" office:value="24484" calcext:value-type="float">
            <text:p>24484</text:p>
          </table:table-cell>
          <table:table-cell table:formula="of:=[.A39]/[.B39]" office:value-type="percentage" office:value="0.808820314208077" calcext:value-type="percentage">
            <text:p>80,88%</text:p>
          </table:table-cell>
          <table:table-cell/>
          <table:table-cell office:value-type="float" office:value="89772" calcext:value-type="float">
            <text:p>89772</text:p>
          </table:table-cell>
          <table:table-cell table:formula="of:=[.F39]/[.A39]" office:value-type="percentage" office:value="0.866658943466172" calcext:value-type="percentage">
            <text:p>86,6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77004" calcext:value-type="float">
            <text:p>77004</text:p>
          </table:table-cell>
          <table:table-cell office:value-type="float" office:value="117150" calcext:value-type="float">
            <text:p>117150</text:p>
          </table:table-cell>
          <table:table-cell table:formula="of:=[.B40]-[.A40]" office:value-type="float" office:value="40146" calcext:value-type="float">
            <text:p>40146</text:p>
          </table:table-cell>
          <table:table-cell table:formula="of:=[.A40]/[.B40]" office:value-type="percentage" office:value="0.657311139564661" calcext:value-type="percentage">
            <text:p>65,73%</text:p>
          </table:table-cell>
          <table:table-cell/>
          <table:table-cell office:value-type="float" office:value="78174" calcext:value-type="float">
            <text:p>78174</text:p>
          </table:table-cell>
          <table:table-cell table:formula="of:=[.F40]/[.A40]" office:value-type="percentage" office:value="1.01519401589528" calcext:value-type="percentage">
            <text:p>101,5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1275" calcext:value-type="float">
            <text:p>91275</text:p>
          </table:table-cell>
          <table:table-cell office:value-type="float" office:value="125408" calcext:value-type="float">
            <text:p>125408</text:p>
          </table:table-cell>
          <table:table-cell table:formula="of:=[.B41]-[.A41]" office:value-type="float" office:value="34133" calcext:value-type="float">
            <text:p>34133</text:p>
          </table:table-cell>
          <table:table-cell table:formula="of:=[.A41]/[.B41]" office:value-type="percentage" office:value="0.727824381219699" calcext:value-type="percentage">
            <text:p>72,78%</text:p>
          </table:table-cell>
          <table:table-cell/>
          <table:table-cell office:value-type="float" office:value="91215" calcext:value-type="float">
            <text:p>91215</text:p>
          </table:table-cell>
          <table:table-cell table:formula="of:=[.F41]/[.A41]" office:value-type="percentage" office:value="0.999342645850452" calcext:value-type="percentage">
            <text:p>99,9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02971" calcext:value-type="float">
            <text:p>102971</text:p>
          </table:table-cell>
          <table:table-cell office:value-type="float" office:value="127659" calcext:value-type="float">
            <text:p>127659</text:p>
          </table:table-cell>
          <table:table-cell table:formula="of:=[.B42]-[.A42]" office:value-type="float" office:value="24688" calcext:value-type="float">
            <text:p>24688</text:p>
          </table:table-cell>
          <table:table-cell table:formula="of:=[.A42]/[.B42]" office:value-type="percentage" office:value="0.80660979641075" calcext:value-type="percentage">
            <text:p>80,66%</text:p>
          </table:table-cell>
          <table:table-cell/>
          <table:table-cell office:value-type="float" office:value="99876" calcext:value-type="float">
            <text:p>99876</text:p>
          </table:table-cell>
          <table:table-cell table:formula="of:=[.F42]/[.A42]" office:value-type="percentage" office:value="0.969942993658409" calcext:value-type="percentage">
            <text:p>96,9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1047" calcext:value-type="float">
            <text:p>91047</text:p>
          </table:table-cell>
          <table:table-cell office:value-type="float" office:value="148846" calcext:value-type="float">
            <text:p>148846</text:p>
          </table:table-cell>
          <table:table-cell table:formula="of:=[.B43]-[.A43]" office:value-type="float" office:value="57799" calcext:value-type="float">
            <text:p>57799</text:p>
          </table:table-cell>
          <table:table-cell table:formula="of:=[.A43]/[.B43]" office:value-type="percentage" office:value="0.611685903551321" calcext:value-type="percentage">
            <text:p>61,17%</text:p>
          </table:table-cell>
          <table:table-cell/>
          <table:table-cell office:value-type="float" office:value="81687" calcext:value-type="float">
            <text:p>81687</text:p>
          </table:table-cell>
          <table:table-cell table:formula="of:=[.F43]/[.A43]" office:value-type="percentage" office:value="0.897195953738179" calcext:value-type="percentage">
            <text:p>89,7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9717" calcext:value-type="float">
            <text:p>89717</text:p>
          </table:table-cell>
          <table:table-cell office:value-type="float" office:value="139373" calcext:value-type="float">
            <text:p>139373</text:p>
          </table:table-cell>
          <table:table-cell table:formula="of:=[.B44]-[.A44]" office:value-type="float" office:value="49656" calcext:value-type="float">
            <text:p>49656</text:p>
          </table:table-cell>
          <table:table-cell table:formula="of:=[.A44]/[.B44]" office:value-type="percentage" office:value="0.643718654258716" calcext:value-type="percentage">
            <text:p>64,37%</text:p>
          </table:table-cell>
          <table:table-cell/>
          <table:table-cell office:value-type="float" office:value="85173" calcext:value-type="float">
            <text:p>85173</text:p>
          </table:table-cell>
          <table:table-cell table:formula="of:=[.F44]/[.A44]" office:value-type="percentage" office:value="0.9493518508198" calcext:value-type="percentage">
            <text:p>94,94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1288" calcext:value-type="float">
            <text:p>91288</text:p>
          </table:table-cell>
          <table:table-cell office:value-type="float" office:value="135686" calcext:value-type="float">
            <text:p>135686</text:p>
          </table:table-cell>
          <table:table-cell table:formula="of:=[.B45]-[.A45]" office:value-type="float" office:value="44398" calcext:value-type="float">
            <text:p>44398</text:p>
          </table:table-cell>
          <table:table-cell table:formula="of:=[.A45]/[.B45]" office:value-type="percentage" office:value="0.67278864437009" calcext:value-type="percentage">
            <text:p>67,28%</text:p>
          </table:table-cell>
          <table:table-cell/>
          <table:table-cell office:value-type="float" office:value="86223" calcext:value-type="float">
            <text:p>86223</text:p>
          </table:table-cell>
          <table:table-cell table:formula="of:=[.F45]/[.A45]" office:value-type="percentage" office:value="0.944516256243975" calcext:value-type="percentage">
            <text:p>94,4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00251" calcext:value-type="float">
            <text:p>100251</text:p>
          </table:table-cell>
          <table:table-cell office:value-type="float" office:value="124339" calcext:value-type="float">
            <text:p>124339</text:p>
          </table:table-cell>
          <table:table-cell table:formula="of:=[.B46]-[.A46]" office:value-type="float" office:value="24088" calcext:value-type="float">
            <text:p>24088</text:p>
          </table:table-cell>
          <table:table-cell table:formula="of:=[.A46]/[.B46]" office:value-type="percentage" office:value="0.806271564030594" calcext:value-type="percentage">
            <text:p>80,63%</text:p>
          </table:table-cell>
          <table:table-cell/>
          <table:table-cell office:value-type="float" office:value="95326" calcext:value-type="float">
            <text:p>95326</text:p>
          </table:table-cell>
          <table:table-cell table:formula="of:=[.F46]/[.A46]" office:value-type="percentage" office:value="0.950873307996928" calcext:value-type="percentage">
            <text:p>95,0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1538" calcext:value-type="float">
            <text:p>81538</text:p>
          </table:table-cell>
          <table:table-cell office:value-type="float" office:value="115222" calcext:value-type="float">
            <text:p>115222</text:p>
          </table:table-cell>
          <table:table-cell table:formula="of:=[.B47]-[.A47]" office:value-type="float" office:value="33684" calcext:value-type="float">
            <text:p>33684</text:p>
          </table:table-cell>
          <table:table-cell table:formula="of:=[.A47]/[.B47]" office:value-type="percentage" office:value="0.707659995486973" calcext:value-type="percentage">
            <text:p>70,77%</text:p>
          </table:table-cell>
          <table:table-cell/>
          <table:table-cell office:value-type="float" office:value="75482" calcext:value-type="float">
            <text:p>75482</text:p>
          </table:table-cell>
          <table:table-cell table:formula="of:=[.F47]/[.A47]" office:value-type="percentage" office:value="0.925727881478574" calcext:value-type="percentage">
            <text:p>92,5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5190" calcext:value-type="float">
            <text:p>85190</text:p>
          </table:table-cell>
          <table:table-cell office:value-type="float" office:value="110636" calcext:value-type="float">
            <text:p>110636</text:p>
          </table:table-cell>
          <table:table-cell table:formula="of:=[.B48]-[.A48]" office:value-type="float" office:value="25446" calcext:value-type="float">
            <text:p>25446</text:p>
          </table:table-cell>
          <table:table-cell table:formula="of:=[.A48]/[.B48]" office:value-type="percentage" office:value="0.770002530821794" calcext:value-type="percentage">
            <text:p>77,00%</text:p>
          </table:table-cell>
          <table:table-cell/>
          <table:table-cell office:value-type="float" office:value="82216" calcext:value-type="float">
            <text:p>82216</text:p>
          </table:table-cell>
          <table:table-cell table:formula="of:=[.F48]/[.A48]" office:value-type="percentage" office:value="0.965089799272215" calcext:value-type="percentage">
            <text:p>96,51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=200</text:p>
          </table:table-cell>
          <table:table-cell table:number-columns-repeated="7"/>
          <table:table-cell table:style-name="ce4"/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 table:number-columns-repeated="1012"/>
        </table:table-row>
        <table:table-row table:style-name="ro1">
          <table:table-cell office:value-type="float" office:value="833988" calcext:value-type="float">
            <text:p>833988</text:p>
          </table:table-cell>
          <table:table-cell office:value-type="float" office:value="837732" calcext:value-type="float">
            <text:p>837732</text:p>
          </table:table-cell>
          <table:table-cell table:formula="of:=[.B51]-[.A51]" office:value-type="float" office:value="3744" calcext:value-type="float">
            <text:p>3744</text:p>
          </table:table-cell>
          <table:table-cell table:formula="of:=[.A51]/[.B51]" office:value-type="percentage" office:value="0.995530790276604" calcext:value-type="percentage">
            <text:p>99,55%</text:p>
          </table:table-cell>
          <table:table-cell/>
          <table:table-cell office:value-type="float" office:value="820128" calcext:value-type="float">
            <text:p>820128</text:p>
          </table:table-cell>
          <table:table-cell table:formula="of:=[.F51]/[.A51]" office:value-type="percentage" office:value="0.98338105584253" calcext:value-type="percentage">
            <text:p>98,34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33572" calcext:value-type="float">
            <text:p>933572</text:p>
          </table:table-cell>
          <table:table-cell office:value-type="float" office:value="937046" calcext:value-type="float">
            <text:p>937046</text:p>
          </table:table-cell>
          <table:table-cell table:formula="of:=[.B52]-[.A52]" office:value-type="float" office:value="3474" calcext:value-type="float">
            <text:p>3474</text:p>
          </table:table-cell>
          <table:table-cell table:formula="of:=[.A52]/[.B52]" office:value-type="percentage" office:value="0.996292604632003" calcext:value-type="percentage">
            <text:p>99,63%</text:p>
          </table:table-cell>
          <table:table-cell/>
          <table:table-cell office:value-type="float" office:value="911341" calcext:value-type="float">
            <text:p>911341</text:p>
          </table:table-cell>
          <table:table-cell table:formula="of:=[.F52]/[.A52]" office:value-type="percentage" office:value="0.976187160711761" calcext:value-type="percentage">
            <text:p>97,6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47697" calcext:value-type="float">
            <text:p>847697</text:p>
          </table:table-cell>
          <table:table-cell office:value-type="float" office:value="851412" calcext:value-type="float">
            <text:p>851412</text:p>
          </table:table-cell>
          <table:table-cell table:formula="of:=[.B53]-[.A53]" office:value-type="float" office:value="3715" calcext:value-type="float">
            <text:p>3715</text:p>
          </table:table-cell>
          <table:table-cell table:formula="of:=[.A53]/[.B53]" office:value-type="percentage" office:value="0.995636660042377" calcext:value-type="percentage">
            <text:p>99,56%</text:p>
          </table:table-cell>
          <table:table-cell/>
          <table:table-cell office:value-type="float" office:value="832484" calcext:value-type="float">
            <text:p>832484</text:p>
          </table:table-cell>
          <table:table-cell table:formula="of:=[.F53]/[.A53]" office:value-type="percentage" office:value="0.982053729103677" calcext:value-type="percentage">
            <text:p>98,21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41918" calcext:value-type="float">
            <text:p>941918</text:p>
          </table:table-cell>
          <table:table-cell office:value-type="float" office:value="944369" calcext:value-type="float">
            <text:p>944369</text:p>
          </table:table-cell>
          <table:table-cell table:formula="of:=[.B54]-[.A54]" office:value-type="float" office:value="2451" calcext:value-type="float">
            <text:p>2451</text:p>
          </table:table-cell>
          <table:table-cell table:formula="of:=[.A54]/[.B54]" office:value-type="percentage" office:value="0.997404616204047" calcext:value-type="percentage">
            <text:p>99,74%</text:p>
          </table:table-cell>
          <table:table-cell/>
          <table:table-cell office:value-type="float" office:value="924491" calcext:value-type="float">
            <text:p>924491</text:p>
          </table:table-cell>
          <table:table-cell table:formula="of:=[.F54]/[.A54]" office:value-type="percentage" office:value="0.981498389456407" calcext:value-type="percentage">
            <text:p>98,1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55052" calcext:value-type="float">
            <text:p>855052</text:p>
          </table:table-cell>
          <table:table-cell office:value-type="float" office:value="858218" calcext:value-type="float">
            <text:p>858218</text:p>
          </table:table-cell>
          <table:table-cell table:formula="of:=[.B55]-[.A55]" office:value-type="float" office:value="3166" calcext:value-type="float">
            <text:p>3166</text:p>
          </table:table-cell>
          <table:table-cell table:formula="of:=[.A55]/[.B55]" office:value-type="percentage" office:value="0.996310960618398" calcext:value-type="percentage">
            <text:p>99,63%</text:p>
          </table:table-cell>
          <table:table-cell/>
          <table:table-cell office:value-type="float" office:value="837686" calcext:value-type="float">
            <text:p>837686</text:p>
          </table:table-cell>
          <table:table-cell table:formula="of:=[.F55]/[.A55]" office:value-type="percentage" office:value="0.979690124109411" calcext:value-type="percentage">
            <text:p>97,9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45786" calcext:value-type="float">
            <text:p>845786</text:p>
          </table:table-cell>
          <table:table-cell office:value-type="float" office:value="849163" calcext:value-type="float">
            <text:p>849163</text:p>
          </table:table-cell>
          <table:table-cell table:formula="of:=[.B56]-[.A56]" office:value-type="float" office:value="3377" calcext:value-type="float">
            <text:p>3377</text:p>
          </table:table-cell>
          <table:table-cell table:formula="of:=[.A56]/[.B56]" office:value-type="percentage" office:value="0.99602314278884" calcext:value-type="percentage">
            <text:p>99,60%</text:p>
          </table:table-cell>
          <table:table-cell/>
          <table:table-cell office:value-type="float" office:value="828325" calcext:value-type="float">
            <text:p>828325</text:p>
          </table:table-cell>
          <table:table-cell table:formula="of:=[.F56]/[.A56]" office:value-type="percentage" office:value="0.979355297912238" calcext:value-type="percentage">
            <text:p>97,94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21403" calcext:value-type="float">
            <text:p>821403</text:p>
          </table:table-cell>
          <table:table-cell office:value-type="float" office:value="824908" calcext:value-type="float">
            <text:p>824908</text:p>
          </table:table-cell>
          <table:table-cell table:formula="of:=[.B57]-[.A57]" office:value-type="float" office:value="3505" calcext:value-type="float">
            <text:p>3505</text:p>
          </table:table-cell>
          <table:table-cell table:formula="of:=[.A57]/[.B57]" office:value-type="percentage" office:value="0.995751041328245" calcext:value-type="percentage">
            <text:p>99,58%</text:p>
          </table:table-cell>
          <table:table-cell/>
          <table:table-cell office:value-type="float" office:value="798245" calcext:value-type="float">
            <text:p>798245</text:p>
          </table:table-cell>
          <table:table-cell table:formula="of:=[.F57]/[.A57]" office:value-type="percentage" office:value="0.971806774506545" calcext:value-type="percentage">
            <text:p>97,18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21351" calcext:value-type="float">
            <text:p>921351</text:p>
          </table:table-cell>
          <table:table-cell office:value-type="float" office:value="925179" calcext:value-type="float">
            <text:p>925179</text:p>
          </table:table-cell>
          <table:table-cell table:formula="of:=[.B58]-[.A58]" office:value-type="float" office:value="3828" calcext:value-type="float">
            <text:p>3828</text:p>
          </table:table-cell>
          <table:table-cell table:formula="of:=[.A58]/[.B58]" office:value-type="percentage" office:value="0.99586242229882" calcext:value-type="percentage">
            <text:p>99,59%</text:p>
          </table:table-cell>
          <table:table-cell/>
          <table:table-cell office:value-type="float" office:value="902770" calcext:value-type="float">
            <text:p>902770</text:p>
          </table:table-cell>
          <table:table-cell table:formula="of:=[.F58]/[.A58]" office:value-type="percentage" office:value="0.979832875852959" calcext:value-type="percentage">
            <text:p>97,98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92558" calcext:value-type="float">
            <text:p>892558</text:p>
          </table:table-cell>
          <table:table-cell office:value-type="float" office:value="895544" calcext:value-type="float">
            <text:p>895544</text:p>
          </table:table-cell>
          <table:table-cell table:formula="of:=[.B59]-[.A59]" office:value-type="float" office:value="2986" calcext:value-type="float">
            <text:p>2986</text:p>
          </table:table-cell>
          <table:table-cell table:formula="of:=[.A59]/[.B59]" office:value-type="percentage" office:value="0.996665713800774" calcext:value-type="percentage">
            <text:p>99,67%</text:p>
          </table:table-cell>
          <table:table-cell/>
          <table:table-cell office:value-type="float" office:value="872303" calcext:value-type="float">
            <text:p>872303</text:p>
          </table:table-cell>
          <table:table-cell table:formula="of:=[.F59]/[.A59]" office:value-type="percentage" office:value="0.977306796869223" calcext:value-type="percentage">
            <text:p>97,7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018327" calcext:value-type="float">
            <text:p>1018327</text:p>
          </table:table-cell>
          <table:table-cell office:value-type="float" office:value="1022297" calcext:value-type="float">
            <text:p>1022297</text:p>
          </table:table-cell>
          <table:table-cell table:formula="of:=[.B60]-[.A60]" office:value-type="float" office:value="3970" calcext:value-type="float">
            <text:p>3970</text:p>
          </table:table-cell>
          <table:table-cell table:formula="of:=[.A60]/[.B60]" office:value-type="percentage" office:value="0.996116588427825" calcext:value-type="percentage">
            <text:p>99,61%</text:p>
          </table:table-cell>
          <table:table-cell/>
          <table:table-cell office:value-type="float" office:value="1002261" calcext:value-type="float">
            <text:p>1002261</text:p>
          </table:table-cell>
          <table:table-cell table:formula="of:=[.F60]/[.A60]" office:value-type="percentage" office:value="0.984223142467989" calcext:value-type="percentage">
            <text:p>98,4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=500</text:p>
          </table:table-cell>
          <table:table-cell table:number-columns-repeated="7"/>
          <table:table-cell table:style-name="ce4"/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 table:number-columns-repeated="1012"/>
        </table:table-row>
        <table:table-row table:style-name="ro1">
          <table:table-cell office:value-type="float" office:value="2808540" calcext:value-type="float">
            <text:p>2808540</text:p>
          </table:table-cell>
          <table:table-cell office:value-type="float" office:value="2812197" calcext:value-type="float">
            <text:p>2812197</text:p>
          </table:table-cell>
          <table:table-cell table:formula="of:=[.B63]-[.A63]" office:value-type="float" office:value="3657" calcext:value-type="float">
            <text:p>3657</text:p>
          </table:table-cell>
          <table:table-cell table:formula="of:=[.A63]/[.B63]" office:value-type="percentage" office:value="0.998699593236178" calcext:value-type="percentage">
            <text:p>99,87%</text:p>
          </table:table-cell>
          <table:table-cell/>
          <table:table-cell office:value-type="float" office:value="2738607" calcext:value-type="float">
            <text:p>2738607</text:p>
          </table:table-cell>
          <table:table-cell table:formula="of:=[.F63]/[.A63]" office:value-type="percentage" office:value="0.975099873955863" calcext:value-type="percentage">
            <text:p>97,51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189854" calcext:value-type="float">
            <text:p>3189854</text:p>
          </table:table-cell>
          <table:table-cell office:value-type="float" office:value="3238065" calcext:value-type="float">
            <text:p>3238065</text:p>
          </table:table-cell>
          <table:table-cell table:formula="of:=[.B64]-[.A64]" office:value-type="float" office:value="48211" calcext:value-type="float">
            <text:p>48211</text:p>
          </table:table-cell>
          <table:table-cell table:formula="of:=[.A64]/[.B64]" office:value-type="percentage" office:value="0.98511116978813" calcext:value-type="percentage">
            <text:p>98,51%</text:p>
          </table:table-cell>
          <table:table-cell/>
          <table:table-cell office:value-type="float" office:value="3091838" calcext:value-type="float">
            <text:p>3091838</text:p>
          </table:table-cell>
          <table:table-cell table:formula="of:=[.F64]/[.A64]" office:value-type="percentage" office:value="0.969272574857658" calcext:value-type="percentage">
            <text:p>96,9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980162" calcext:value-type="float">
            <text:p>2980162</text:p>
          </table:table-cell>
          <table:table-cell office:value-type="float" office:value="2984062" calcext:value-type="float">
            <text:p>2984062</text:p>
          </table:table-cell>
          <table:table-cell table:formula="of:=[.B65]-[.A65]" office:value-type="float" office:value="3900" calcext:value-type="float">
            <text:p>3900</text:p>
          </table:table-cell>
          <table:table-cell table:formula="of:=[.A65]/[.B65]" office:value-type="percentage" office:value="0.998693056645606" calcext:value-type="percentage">
            <text:p>99,87%</text:p>
          </table:table-cell>
          <table:table-cell/>
          <table:table-cell office:value-type="float" office:value="2956193" calcext:value-type="float">
            <text:p>2956193</text:p>
          </table:table-cell>
          <table:table-cell table:formula="of:=[.F65]/[.A65]" office:value-type="percentage" office:value="0.991957148638228" calcext:value-type="percentage">
            <text:p>99,20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997741" calcext:value-type="float">
            <text:p>2997741</text:p>
          </table:table-cell>
          <table:table-cell office:value-type="float" office:value="3001423" calcext:value-type="float">
            <text:p>3001423</text:p>
          </table:table-cell>
          <table:table-cell table:formula="of:=[.B66]-[.A66]" office:value-type="float" office:value="3682" calcext:value-type="float">
            <text:p>3682</text:p>
          </table:table-cell>
          <table:table-cell table:formula="of:=[.A66]/[.B66]" office:value-type="percentage" office:value="0.998773248555768" calcext:value-type="percentage">
            <text:p>99,88%</text:p>
          </table:table-cell>
          <table:table-cell/>
          <table:table-cell office:value-type="float" office:value="2938015" calcext:value-type="float">
            <text:p>2938015</text:p>
          </table:table-cell>
          <table:table-cell table:formula="of:=[.F66]/[.A66]" office:value-type="percentage" office:value="0.980076330810434" calcext:value-type="percentage">
            <text:p>98,01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060880" calcext:value-type="float">
            <text:p>3060880</text:p>
          </table:table-cell>
          <table:table-cell office:value-type="float" office:value="3114820" calcext:value-type="float">
            <text:p>3114820</text:p>
          </table:table-cell>
          <table:table-cell table:formula="of:=[.B67]-[.A67]" office:value-type="float" office:value="53940" calcext:value-type="float">
            <text:p>53940</text:p>
          </table:table-cell>
          <table:table-cell table:formula="of:=[.A67]/[.B67]" office:value-type="percentage" office:value="0.982682787448392" calcext:value-type="percentage">
            <text:p>98,27%</text:p>
          </table:table-cell>
          <table:table-cell/>
          <table:table-cell office:value-type="float" office:value="3068796" calcext:value-type="float">
            <text:p>3068796</text:p>
          </table:table-cell>
          <table:table-cell table:formula="of:=[.F67]/[.A67]" office:value-type="percentage" office:value="1.00258618436528" calcext:value-type="percentage">
            <text:p>100,26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2585419" calcext:value-type="float">
            <text:p>2585419</text:p>
          </table:table-cell>
          <table:table-cell office:value-type="float" office:value="2621180" calcext:value-type="float">
            <text:p>2621180</text:p>
          </table:table-cell>
          <table:table-cell table:formula="of:=[.B68]-[.A68]" office:value-type="float" office:value="35761" calcext:value-type="float">
            <text:p>35761</text:p>
          </table:table-cell>
          <table:table-cell table:formula="of:=[.A68]/[.B68]" office:value-type="percentage" office:value="0.986356907957485" calcext:value-type="percentage">
            <text:p>98,64%</text:p>
          </table:table-cell>
          <table:table-cell/>
          <table:table-cell office:value-type="float" office:value="2597965" calcext:value-type="float">
            <text:p>2597965</text:p>
          </table:table-cell>
          <table:table-cell table:formula="of:=[.F68]/[.A68]" office:value-type="percentage" office:value="1.00485259836027" calcext:value-type="percentage">
            <text:p>100,4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172188" calcext:value-type="float">
            <text:p>3172188</text:p>
          </table:table-cell>
          <table:table-cell office:value-type="float" office:value="3176691" calcext:value-type="float">
            <text:p>3176691</text:p>
          </table:table-cell>
          <table:table-cell table:formula="of:=[.B69]-[.A69]" office:value-type="float" office:value="4503" calcext:value-type="float">
            <text:p>4503</text:p>
          </table:table-cell>
          <table:table-cell table:formula="of:=[.A69]/[.B69]" office:value-type="percentage" office:value="0.998582487248524" calcext:value-type="percentage">
            <text:p>99,86%</text:p>
          </table:table-cell>
          <table:table-cell/>
          <table:table-cell office:value-type="float" office:value="3069142" calcext:value-type="float">
            <text:p>3069142</text:p>
          </table:table-cell>
          <table:table-cell table:formula="of:=[.F69]/[.A69]" office:value-type="percentage" office:value="0.967515796667789" calcext:value-type="percentage">
            <text:p>96,7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269320" calcext:value-type="float">
            <text:p>3269320</text:p>
          </table:table-cell>
          <table:table-cell office:value-type="float" office:value="3274061" calcext:value-type="float">
            <text:p>3274061</text:p>
          </table:table-cell>
          <table:table-cell table:formula="of:=[.B70]-[.A70]" office:value-type="float" office:value="4741" calcext:value-type="float">
            <text:p>4741</text:p>
          </table:table-cell>
          <table:table-cell table:formula="of:=[.A70]/[.B70]" office:value-type="percentage" office:value="0.998551951231208" calcext:value-type="percentage">
            <text:p>99,86%</text:p>
          </table:table-cell>
          <table:table-cell/>
          <table:table-cell office:value-type="float" office:value="3086916" calcext:value-type="float">
            <text:p>3086916</text:p>
          </table:table-cell>
          <table:table-cell table:formula="of:=[.F70]/[.A70]" office:value-type="percentage" office:value="0.944207358105049" calcext:value-type="percentage">
            <text:p>94,4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025102" calcext:value-type="float">
            <text:p>3025102</text:p>
          </table:table-cell>
          <table:table-cell office:value-type="float" office:value="3182598" calcext:value-type="float">
            <text:p>3182598</text:p>
          </table:table-cell>
          <table:table-cell table:formula="of:=[.B71]-[.A71]" office:value-type="float" office:value="157496" calcext:value-type="float">
            <text:p>157496</text:p>
          </table:table-cell>
          <table:table-cell table:formula="of:=[.A71]/[.B71]" office:value-type="percentage" office:value="0.950513385605094" calcext:value-type="percentage">
            <text:p>95,05%</text:p>
          </table:table-cell>
          <table:table-cell/>
          <table:table-cell office:value-type="float" office:value="2989448" calcext:value-type="float">
            <text:p>2989448</text:p>
          </table:table-cell>
          <table:table-cell table:formula="of:=[.F71]/[.A71]" office:value-type="percentage" office:value="0.988213951132888" calcext:value-type="percentage">
            <text:p>98,8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3118005" calcext:value-type="float">
            <text:p>3118005</text:p>
          </table:table-cell>
          <table:table-cell office:value-type="float" office:value="3122555" calcext:value-type="float">
            <text:p>3122555</text:p>
          </table:table-cell>
          <table:table-cell table:formula="of:=[.B72]-[.A72]" office:value-type="float" office:value="4550" calcext:value-type="float">
            <text:p>4550</text:p>
          </table:table-cell>
          <table:table-cell table:formula="of:=[.A72]/[.B72]" office:value-type="percentage" office:value="0.998542859933612" calcext:value-type="percentage">
            <text:p>99,85%</text:p>
          </table:table-cell>
          <table:table-cell/>
          <table:table-cell office:value-type="float" office:value="3103153" calcext:value-type="float">
            <text:p>3103153</text:p>
          </table:table-cell>
          <table:table-cell table:formula="of:=[.F72]/[.A72]" office:value-type="percentage" office:value="0.99523669782441" calcext:value-type="percentage">
            <text:p>99,5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n=1000</text:p>
          </table:table-cell>
          <table:table-cell table:number-columns-repeated="7"/>
          <table:table-cell table:style-name="ce4"/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 table:number-columns-repeated="1012"/>
        </table:table-row>
        <table:table-row table:style-name="ro1">
          <table:table-cell office:value-type="float" office:value="8992365" calcext:value-type="float">
            <text:p>8992365</text:p>
          </table:table-cell>
          <table:table-cell office:value-type="float" office:value="15176236" calcext:value-type="float">
            <text:p>15176236</text:p>
          </table:table-cell>
          <table:table-cell table:formula="of:=[.B75]-[.A75]" office:value-type="float" office:value="6183871" calcext:value-type="float">
            <text:p>6183871</text:p>
          </table:table-cell>
          <table:table-cell table:formula="of:=[.A75]/[.B75]" office:value-type="percentage" office:value="0.592529333360393" calcext:value-type="percentage">
            <text:p>59,25%</text:p>
          </table:table-cell>
          <table:table-cell/>
          <table:table-cell office:value-type="float" office:value="9149884" calcext:value-type="float">
            <text:p>9149884</text:p>
          </table:table-cell>
          <table:table-cell table:formula="of:=[.F75]/[.A75]" office:value-type="percentage" office:value="1.0175169713418" calcext:value-type="percentage">
            <text:p>101,75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615224" calcext:value-type="float">
            <text:p>8615224</text:p>
          </table:table-cell>
          <table:table-cell office:value-type="float" office:value="13095260" calcext:value-type="float">
            <text:p>13095260</text:p>
          </table:table-cell>
          <table:table-cell table:formula="of:=[.B76]-[.A76]" office:value-type="float" office:value="4480036" calcext:value-type="float">
            <text:p>4480036</text:p>
          </table:table-cell>
          <table:table-cell table:formula="of:=[.A76]/[.B76]" office:value-type="percentage" office:value="0.657888732258848" calcext:value-type="percentage">
            <text:p>65,79%</text:p>
          </table:table-cell>
          <table:table-cell/>
          <table:table-cell office:value-type="float" office:value="8410899" calcext:value-type="float">
            <text:p>8410899</text:p>
          </table:table-cell>
          <table:table-cell table:formula="of:=[.F76]/[.A76]" office:value-type="percentage" office:value="0.976283263209407" calcext:value-type="percentage">
            <text:p>97,6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175717" calcext:value-type="float">
            <text:p>8175717</text:p>
          </table:table-cell>
          <table:table-cell office:value-type="float" office:value="11819515" calcext:value-type="float">
            <text:p>11819515</text:p>
          </table:table-cell>
          <table:table-cell table:formula="of:=[.B77]-[.A77]" office:value-type="float" office:value="3643798" calcext:value-type="float">
            <text:p>3643798</text:p>
          </table:table-cell>
          <table:table-cell table:formula="of:=[.A77]/[.B77]" office:value-type="percentage" office:value="0.691713407868259" calcext:value-type="percentage">
            <text:p>69,17%</text:p>
          </table:table-cell>
          <table:table-cell/>
          <table:table-cell office:value-type="float" office:value="8205571" calcext:value-type="float">
            <text:p>8205571</text:p>
          </table:table-cell>
          <table:table-cell table:formula="of:=[.F77]/[.A77]" office:value-type="percentage" office:value="1.00365154517946" calcext:value-type="percentage">
            <text:p>100,37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435295" calcext:value-type="float">
            <text:p>8435295</text:p>
          </table:table-cell>
          <table:table-cell office:value-type="float" office:value="11658587" calcext:value-type="float">
            <text:p>11658587</text:p>
          </table:table-cell>
          <table:table-cell table:formula="of:=[.B78]-[.A78]" office:value-type="float" office:value="3223292" calcext:value-type="float">
            <text:p>3223292</text:p>
          </table:table-cell>
          <table:table-cell table:formula="of:=[.A78]/[.B78]" office:value-type="percentage" office:value="0.723526358725976" calcext:value-type="percentage">
            <text:p>72,35%</text:p>
          </table:table-cell>
          <table:table-cell/>
          <table:table-cell office:value-type="float" office:value="8384123" calcext:value-type="float">
            <text:p>8384123</text:p>
          </table:table-cell>
          <table:table-cell table:formula="of:=[.F78]/[.A78]" office:value-type="percentage" office:value="0.993933585013921" calcext:value-type="percentage">
            <text:p>99,39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312934" calcext:value-type="float">
            <text:p>9312934</text:p>
          </table:table-cell>
          <table:table-cell office:value-type="float" office:value="12446144" calcext:value-type="float">
            <text:p>12446144</text:p>
          </table:table-cell>
          <table:table-cell table:formula="of:=[.B79]-[.A79]" office:value-type="float" office:value="3133210" calcext:value-type="float">
            <text:p>3133210</text:p>
          </table:table-cell>
          <table:table-cell table:formula="of:=[.A79]/[.B79]" office:value-type="percentage" office:value="0.748258577114326" calcext:value-type="percentage">
            <text:p>74,83%</text:p>
          </table:table-cell>
          <table:table-cell/>
          <table:table-cell office:value-type="float" office:value="8699889" calcext:value-type="float">
            <text:p>8699889</text:p>
          </table:table-cell>
          <table:table-cell table:formula="of:=[.F79]/[.A79]" office:value-type="percentage" office:value="0.934172732245284" calcext:value-type="percentage">
            <text:p>93,4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276397" calcext:value-type="float">
            <text:p>8276397</text:p>
          </table:table-cell>
          <table:table-cell office:value-type="float" office:value="10837552" calcext:value-type="float">
            <text:p>10837552</text:p>
          </table:table-cell>
          <table:table-cell table:formula="of:=[.B80]-[.A80]" office:value-type="float" office:value="2561155" calcext:value-type="float">
            <text:p>2561155</text:p>
          </table:table-cell>
          <table:table-cell table:formula="of:=[.A80]/[.B80]" office:value-type="percentage" office:value="0.763677719839314" calcext:value-type="percentage">
            <text:p>76,37%</text:p>
          </table:table-cell>
          <table:table-cell/>
          <table:table-cell office:value-type="float" office:value="8203404" calcext:value-type="float">
            <text:p>8203404</text:p>
          </table:table-cell>
          <table:table-cell table:formula="of:=[.F80]/[.A80]" office:value-type="percentage" office:value="0.991180582565094" calcext:value-type="percentage">
            <text:p>99,12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9400966" calcext:value-type="float">
            <text:p>9400966</text:p>
          </table:table-cell>
          <table:table-cell office:value-type="float" office:value="14133070" calcext:value-type="float">
            <text:p>14133070</text:p>
          </table:table-cell>
          <table:table-cell table:formula="of:=[.B81]-[.A81]" office:value-type="float" office:value="4732104" calcext:value-type="float">
            <text:p>4732104</text:p>
          </table:table-cell>
          <table:table-cell table:formula="of:=[.A81]/[.B81]" office:value-type="percentage" office:value="0.66517508227158" calcext:value-type="percentage">
            <text:p>66,52%</text:p>
          </table:table-cell>
          <table:table-cell/>
          <table:table-cell office:value-type="float" office:value="9319749" calcext:value-type="float">
            <text:p>9319749</text:p>
          </table:table-cell>
          <table:table-cell table:formula="of:=[.F81]/[.A81]" office:value-type="percentage" office:value="0.991360781434589" calcext:value-type="percentage">
            <text:p>99,14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399678" calcext:value-type="float">
            <text:p>8399678</text:p>
          </table:table-cell>
          <table:table-cell office:value-type="float" office:value="12824102" calcext:value-type="float">
            <text:p>12824102</text:p>
          </table:table-cell>
          <table:table-cell table:formula="of:=[.B82]-[.A82]" office:value-type="float" office:value="4424424" calcext:value-type="float">
            <text:p>4424424</text:p>
          </table:table-cell>
          <table:table-cell table:formula="of:=[.A82]/[.B82]" office:value-type="percentage" office:value="0.654991515195372" calcext:value-type="percentage">
            <text:p>65,50%</text:p>
          </table:table-cell>
          <table:table-cell/>
          <table:table-cell office:value-type="float" office:value="8268132" calcext:value-type="float">
            <text:p>8268132</text:p>
          </table:table-cell>
          <table:table-cell table:formula="of:=[.F82]/[.A82]" office:value-type="percentage" office:value="0.984339161572622" calcext:value-type="percentage">
            <text:p>98,4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11285482" calcext:value-type="float">
            <text:p>11285482</text:p>
          </table:table-cell>
          <table:table-cell office:value-type="float" office:value="12127440" calcext:value-type="float">
            <text:p>12127440</text:p>
          </table:table-cell>
          <table:table-cell table:formula="of:=[.B83]-[.A83]" office:value-type="float" office:value="841958" calcext:value-type="float">
            <text:p>841958</text:p>
          </table:table-cell>
          <table:table-cell table:formula="of:=[.A83]/[.B83]" office:value-type="percentage" office:value="0.930574136008918" calcext:value-type="percentage">
            <text:p>93,06%</text:p>
          </table:table-cell>
          <table:table-cell/>
          <table:table-cell office:value-type="float" office:value="8780043" calcext:value-type="float">
            <text:p>8780043</text:p>
          </table:table-cell>
          <table:table-cell table:formula="of:=[.F83]/[.A83]" office:value-type="percentage" office:value="0.777994506570477" calcext:value-type="percentage">
            <text:p>77,80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8603835" calcext:value-type="float">
            <text:p>8603835</text:p>
          </table:table-cell>
          <table:table-cell office:value-type="float" office:value="12354819" calcext:value-type="float">
            <text:p>12354819</text:p>
          </table:table-cell>
          <table:table-cell table:formula="of:=[.B84]-[.A84]" office:value-type="float" office:value="3750984" calcext:value-type="float">
            <text:p>3750984</text:p>
          </table:table-cell>
          <table:table-cell table:formula="of:=[.A84]/[.B84]" office:value-type="percentage" office:value="0.696395066572809" calcext:value-type="percentage">
            <text:p>69,64%</text:p>
          </table:table-cell>
          <table:table-cell/>
          <table:table-cell office:value-type="float" office:value="8572355" calcext:value-type="float">
            <text:p>8572355</text:p>
          </table:table-cell>
          <table:table-cell table:formula="of:=[.F84]/[.A84]" office:value-type="percentage" office:value="0.996341166468209" calcext:value-type="percentage">
            <text:p>99,63%</text:p>
          </table:table-cell>
          <table:table-cell table:number-columns-repeated="2"/>
          <table:table-cell table:style-name="ce4"/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7" office:value-type="string" calcext:value-type="string">
            <text:p><text:span text:style-name="T1">MAX_GENERATIONS = </text:span><text:span text:style-name="T2">10  </text:span><text:span text:style-name="T3">CONSTANT_MEMBERS = </text:span><text:span text:style-name="T2">0.1 </text:span><text:span text:style-name="T3">SWAP_ELEMENT_CHANCE = </text:span><text:span text:style-name="T2">0.1  </text:span><text:span text:style-name="T3">CHANGE_R_CHANCE = </text:span><text:span text:style-name="T2">0.2 </text:span>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7" office:value-type="string" calcext:value-type="string">
            <text:p><text:span text:style-name="T1">MAX_GENERATIONS = </text:span><text:span text:style-name="T2">10 POPULATION_SIZE=50 CONSTANT_MEMBERS = 0.3 CROSSOVER_CHANCE=0.9 MUTATION_CHANCE=0.9 </text:span><text:span text:style-name="T3">SWAP_ELEMENT_CHANCE = </text:span><text:span text:style-name="T2">0.1  </text:span><text:span text:style-name="T3">CHANGE_R_CHANCE = </text:span><text:span text:style-name="T2">0.2 </text:span>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7"/>
          <table:table-cell table:number-columns-repeated="1021"/>
        </table:table-row>
        <table:table-row table:style-name="ro1" table:number-rows-repeated="104848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.00.0000</text:date>, <text:time style:data-style-name="N2" text:time-value="13:26:00.6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4:51.604607587</meta:creation-date>
    <dc:date>2019-01-05T13:28:08.496000000</dc:date>
    <meta:editing-duration>PT13M10S</meta:editing-duration>
    <meta:editing-cycles>4</meta:editing-cycles>
    <meta:generator>LibreOffice/6.1.1.2$Windows_X86_64 LibreOffice_project/5d19a1bfa650b796764388cd8b33a5af1f5baa1b</meta:generator>
    <meta:document-statistic meta:table-count="1" meta:cell-count="442" meta:object-count="0"/>
  </office:meta>
</office:document-meta>
</file>